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auhaus 93" svg:font-family="'Bauhaus 9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auhaus 93" officeooo:rsid="000da3bc" officeooo:paragraph-rsid="000da3bc"/>
    </style:style>
    <style:style style:name="P2" style:family="paragraph" style:parent-style-name="Standard">
      <style:paragraph-properties fo:text-align="start" style:justify-single-word="false"/>
      <style:text-properties style:font-name="Bauhaus 93" fo:font-size="24pt" officeooo:rsid="000effe1" officeooo:paragraph-rsid="000effe1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Bauhaus 93" fo:font-size="24pt" officeooo:rsid="00117918" officeooo:paragraph-rsid="00117918" style:font-size-asian="21pt" style:font-size-complex="24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Bauhaus 93" fo:font-size="16pt" officeooo:rsid="000da3bc" officeooo:paragraph-rsid="000da3bc" style:font-size-asian="14pt" style:font-size-complex="16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Bauhaus 93" fo:font-size="16pt" officeooo:rsid="000effe1" officeooo:paragraph-rsid="000effe1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Bauhaus 93" fo:font-size="16pt" officeooo:rsid="00117918" officeooo:paragraph-rsid="00117918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Bauhaus 93" fo:font-size="16pt" officeooo:rsid="000effe1" officeooo:paragraph-rsid="000effe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Bauhaus 93" officeooo:paragraph-rsid="000da3b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da3bc" style:font-size-asian="24pt" style:font-size-complex="24pt"/>
    </style:style>
    <style:style style:name="T3" style:family="text">
      <style:text-properties fo:font-size="24pt" officeooo:rsid="000effe1" style:font-size-asian="24pt" style:font-size-complex="24pt"/>
    </style:style>
    <style:style style:name="T4" style:family="text">
      <style:text-properties fo:font-size="16pt" officeooo:rsid="001034dc" style:font-size-asian="14pt" style:font-size-complex="16pt"/>
    </style:style>
    <style:style style:name="T5" style:family="text">
      <style:text-properties officeooo:rsid="001034dc"/>
    </style:style>
    <style:style style:name="T6" style:family="text">
      <style:text-properties officeooo:rsid="0011791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Shooter </text:span><text:span text:style-name="T2">Calibration</text:span></text:p>
      <text:p text:style-name="P1"><text:span text:style-name="T2">M</text:span><text:span text:style-name="T1">odes (Auto Dial):</text:span></text:p>
      <text:list xml:id="list1857665719603750489" text:style-name="L2">
        <text:list-item>
          <text:p text:style-name="P4">Collector Learning</text:p>
        </text:list-item>
        <text:list-item>
          <text:p text:style-name="P4">P Value</text:p>
        </text:list-item>
        <text:list-item>
          <text:p text:style-name="P4">I Value</text:p>
        </text:list-item>
        <text:list-item>
          <text:p text:style-name="P4">D Value</text:p>
        </text:list-item>
        <text:list-item>
          <text:p text:style-name="P4">F Value</text:p>
        </text:list-item>
        <text:list-item>
          <text:p text:style-name="P4">Ground <text:span text:style-name="T6">Shooting </text:span>Speed (RPM)</text:p>
        </text:list-item>
        <text:list-item>
          <text:p text:style-name="P4">Climbed Shooting Speed (RPM)</text:p>
        </text:list-item>
        <text:list-item>
          <text:p text:style-name="P4">Reset Shooter Constants</text:p>
        </text:list-item>
        <text:list-item>
          <text:p text:style-name="P5">Ground Shooting Speed Set to Current Speed</text:p>
        </text:list-item>
        <text:list-item>
          <text:p text:style-name="P5">Climbed Shooting Speed Set to Current Speed</text:p>
        </text:list-item>
      </text:list>
      <text:p text:style-name="P2">Multiplier (Calibrate Dial):</text:p>
      <text:p text:style-name="P7"><text:s text:c="4"/><text:span text:style-name="T5">~8.5 – x2</text:span></text:p>
      <text:p text:style-name="P7"><text:s text:c="4"/><text:span text:style-name="T5">~6.375 – x1</text:span></text:p>
      <text:p text:style-name="P7"><text:s text:c="4"/><text:span text:style-name="T5">~4.25 – x0</text:span></text:p>
      <text:p text:style-name="P7"><text:s text:c="4"/><text:span text:style-name="T5">~2.125 – x -1</text:span></text:p>
      <text:p text:style-name="P7"><text:s text:c="4"/><text:span text:style-name="T5">~0 – x -2</text:span></text:p>
      <text:p text:style-name="P3">Learn:</text:p>
      <text:p text:style-name="P6"><text:s text:c="4"/>Calib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auhaus 93" svg:font-family="'Bauhaus 9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425_Software2 </meta:initial-creator>
    <meta:creation-date>2016-04-23T18:07:20.239294112</meta:creation-date>
    <dc:date>2016-04-23T21:56:23.425281429</dc:date>
    <dc:creator>1425_Software2 </dc:creator>
    <meta:editing-duration>PT18M32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0" meta:word-count="67" meta:character-count="385" meta:non-whitespace-character-count="319"/>
  </office:meta>
</office:document-meta>
</file>